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5.101cm" table:align="left"/>
    </style:style>
    <style:style style:name="Table1.A" style:family="table-column">
      <style:table-column-properties style:column-width="3.325cm"/>
    </style:style>
    <style:style style:name="Table1.B" style:family="table-column">
      <style:table-column-properties style:column-width="2.122cm"/>
    </style:style>
    <style:style style:name="Table1.C" style:family="table-column">
      <style:table-column-properties style:column-width="3.485cm"/>
    </style:style>
    <style:style style:name="Table1.D" style:family="table-column">
      <style:table-column-properties style:column-width="2.422cm"/>
    </style:style>
    <style:style style:name="Table1.E" style:family="table-column">
      <style:table-column-properties style:column-width="3.747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6.254cm" table:align="left"/>
    </style:style>
    <style:style style:name="Table2.A" style:family="table-column">
      <style:table-column-properties style:column-width="3.325cm"/>
    </style:style>
    <style:style style:name="Table2.B" style:family="table-column">
      <style:table-column-properties style:column-width="2.217cm"/>
    </style:style>
    <style:style style:name="Table2.C" style:family="table-column">
      <style:table-column-properties style:column-width="3.485cm"/>
    </style:style>
    <style:style style:name="Table2.D" style:family="table-column">
      <style:table-column-properties style:column-width="2.422cm"/>
    </style:style>
    <style:style style:name="Table2.E" style:family="table-column">
      <style:table-column-properties style:column-width="4.805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orphans="2" fo:widows="2"/>
      <style:text-properties fo:font-variant="normal" fo:text-transform="none" fo:color="#000000" style:font-name="Courier" fo:font-size="9pt" fo:letter-spacing="normal" fo:font-style="normal" fo:font-weight="normal" style:font-size-asian="9pt" style:font-size-complex="9pt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style:font-name="Courier" fo:font-size="9pt" fo:letter-spacing="normal" fo:font-style="normal" fo:font-weight="normal" officeooo:paragraph-rsid="000cb2e1" style:font-size-asian="9pt" style:font-size-complex="9pt"/>
    </style:style>
    <style:style style:name="P3" style:family="paragraph" style:parent-style-name="Preformatted_20_Text">
      <style:paragraph-properties fo:orphans="2" fo:widows="2"/>
      <style:text-properties style:font-name="Courier" fo:font-size="9pt" style:font-size-asian="9pt" style:font-size-complex="9pt"/>
    </style:style>
    <style:style style:name="P4" style:family="paragraph" style:parent-style-name="Preformatted_20_Text">
      <style:paragraph-properties fo:orphans="2" fo:widows="2"/>
      <style:text-properties style:font-name="Courier" fo:font-size="9pt" officeooo:paragraph-rsid="000cb2e1" style:font-size-asian="9pt" style:font-size-complex="9pt"/>
    </style:style>
    <style:style style:name="P5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style:font-name="Courier" fo:font-size="9pt" fo:letter-spacing="normal" fo:font-style="normal" fo:font-weight="normal" style:font-size-asian="9pt" style:font-size-complex="9pt"/>
    </style:style>
    <style:style style:name="P6" style:family="paragraph" style:parent-style-name="Preformatted_20_Text">
      <style:paragraph-properties fo:margin-left="0cm" fo:margin-right="0cm" fo:orphans="2" fo:widows="2" fo:text-indent="0cm" style:auto-text-indent="false"/>
      <style:text-properties style:font-name="Courier" fo:font-size="9pt" officeooo:paragraph-rsid="000cb2e1" style:font-size-asian="9pt" style:font-size-complex="9pt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0d8c99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0517a"/>
    </style:style>
    <style:style style:name="P9" style:family="paragraph" style:parent-style-name="Standard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000000" style:font-name="Courier" fo:font-size="9pt" fo:letter-spacing="normal" fo:font-style="normal" fo:font-weight="normal" officeooo:paragraph-rsid="000cb2e1" style:font-size-asian="9pt" style:font-size-complex="9pt"/>
    </style:style>
    <style:style style:name="P10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Courier" fo:font-size="9pt" fo:letter-spacing="normal" fo:font-style="normal" fo:font-weight="normal" style:font-size-asian="9pt" style:font-size-complex="9pt"/>
    </style:style>
    <style:style style:name="P11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Courier" fo:font-size="9pt" fo:letter-spacing="normal" fo:font-style="normal" fo:font-weight="normal" officeooo:paragraph-rsid="000cb2e1" style:font-size-asian="9pt" style:font-size-complex="9pt"/>
    </style:style>
    <style:style style:name="P12" style:family="paragraph" style:parent-style-name="Preformatted_20_Text">
      <style:paragraph-properties fo:margin-top="0cm" fo:margin-bottom="0.499cm" loext:contextual-spacing="false" fo:orphans="2" fo:widows="2"/>
      <style:text-properties style:font-name="Courier" fo:font-size="9pt" style:font-size-asian="9pt" style:font-size-complex="9pt"/>
    </style:style>
    <style:style style:name="P13" style:family="paragraph" style:parent-style-name="Text_20_body">
      <style:paragraph-properties fo:margin-top="0cm" fo:margin-bottom="0.499cm" loext:contextual-spacing="false" fo:orphans="2" fo:widows="2"/>
      <style:text-properties officeooo:paragraph-rsid="000f34dd"/>
    </style:style>
    <style:style style:name="P14" style:family="paragraph" style:parent-style-name="Table_20_Contents">
      <style:text-properties style:font-name="Courier" fo:font-size="9pt" style:font-size-asian="9pt" style:font-size-complex="9pt"/>
    </style:style>
    <style:style style:name="P15" style:family="paragraph" style:parent-style-name="Table_20_Contents">
      <style:text-properties style:font-name="Courier" fo:font-size="9pt" officeooo:paragraph-rsid="000c50c1" style:font-size-asian="9pt" style:font-size-complex="9pt"/>
    </style:style>
    <style:style style:name="P16" style:family="paragraph" style:parent-style-name="Table_20_Heading">
      <style:text-properties style:font-name="Courier" fo:font-size="9pt" style:font-size-asian="9pt" style:font-size-complex="9pt"/>
    </style:style>
    <style:style style:name="P17" style:family="paragraph" style:parent-style-name="Table_20_Heading">
      <style:paragraph-properties fo:text-align="start" style:justify-single-word="false"/>
      <style:text-properties style:font-name="Courier" fo:font-size="9pt" style:font-size-asian="9pt" style:font-size-complex="9pt"/>
    </style:style>
    <style:style style:name="P18" style:family="paragraph" style:parent-style-name="Table_20_Heading">
      <style:paragraph-properties fo:text-align="start" style:justify-single-word="false"/>
      <style:text-properties style:font-name="Courier" fo:font-size="9pt" officeooo:paragraph-rsid="0010517a" style:font-size-asian="9pt" style:font-size-complex="9pt"/>
    </style:style>
    <style:style style:name="P19" style:family="paragraph" style:parent-style-name="Text_20_body">
      <style:text-properties officeooo:rsid="000c50c1" officeooo:paragraph-rsid="000c50c1"/>
    </style:style>
    <style:style style:name="T1" style:family="text">
      <style:text-properties fo:color="#ffffff" fo:background-color="#666666" loext:char-shading-value="0"/>
    </style:style>
    <style:style style:name="T2" style:family="text">
      <style:text-properties fo:color="#ffffff" fo:background-color="#000000" loext:char-shading-value="0"/>
    </style:style>
    <style:style style:name="T3" style:family="text">
      <style:text-properties officeooo:rsid="00084f0c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fo:font-variant="normal" fo:text-transform="none" fo:color="#000000" style:font-name="Courier" fo:font-size="9pt" fo:letter-spacing="normal" fo:font-style="normal" fo:font-weight="normal" officeooo:rsid="000d8c99" style:font-size-asian="9pt" style:font-weight-asian="normal" style:font-size-complex="9pt" style:font-weight-complex="normal"/>
    </style:style>
    <style:style style:name="T6" style:family="text">
      <style:text-properties fo:font-variant="normal" fo:text-transform="none" fo:color="#000000" style:font-name="Courier" fo:font-size="9pt" fo:letter-spacing="normal" fo:font-style="normal" fo:font-weight="normal" officeooo:rsid="000c50c1" style:font-size-asian="9pt" style:font-weight-asian="normal" style:font-size-complex="9pt" style:font-weight-complex="normal"/>
    </style:style>
    <style:style style:name="T7" style:family="text">
      <style:text-properties fo:font-variant="normal" fo:text-transform="none" fo:color="#000000" style:font-name="Courier" fo:font-size="9pt" fo:letter-spacing="normal" fo:font-style="normal" fo:font-weight="normal" officeooo:rsid="000f34dd" style:font-size-asian="9pt" style:font-weight-asian="normal" style:font-size-complex="9pt" style:font-weight-complex="normal"/>
    </style:style>
    <style:style style:name="T8" style:family="text">
      <style:text-properties fo:font-variant="normal" fo:text-transform="none" fo:color="#000000" style:font-name="Courier" fo:font-size="9pt" fo:letter-spacing="normal" fo:font-style="normal" fo:font-weight="normal" officeooo:rsid="0010517a" style:font-size-asian="9pt" style:font-weight-asian="normal" style:font-size-complex="9pt" style:font-weight-complex="normal"/>
    </style:style>
    <style:style style:name="T9" style:family="text">
      <style:text-properties fo:font-variant="normal" fo:text-transform="none" fo:color="#000000" style:font-name="Courier" fo:font-size="9pt" fo:letter-spacing="normal" fo:font-style="normal" fo:font-weight="normal" officeooo:rsid="0015d6c4" style:font-size-asian="9pt" style:font-weight-asian="normal" style:font-size-complex="9pt" style:font-weight-complex="normal"/>
    </style:style>
    <style:style style:name="T10" style:family="text">
      <style:text-properties fo:font-variant="normal" fo:text-transform="none" fo:color="#000000" style:font-name="Courier" fo:font-size="9pt" fo:letter-spacing="normal" fo:font-style="normal" fo:font-weight="normal" officeooo:rsid="000c50c1" style:font-size-asian="9pt" style:font-style-asian="normal" style:font-weight-asian="normal" style:font-size-complex="9pt" style:font-style-complex="normal" style:font-weight-complex="normal"/>
    </style:style>
    <style:style style:name="T11" style:family="text">
      <style:text-properties fo:font-variant="normal" fo:text-transform="none" fo:color="#000000" style:font-name="Courier" fo:font-size="9pt" fo:letter-spacing="normal" fo:font-style="italic" fo:font-weight="normal" officeooo:rsid="000c50c1" style:font-size-asian="9pt" style:font-style-asian="italic" style:font-weight-asian="normal" style:font-size-complex="9pt" style:font-style-complex="italic" style:font-weight-complex="normal"/>
    </style:style>
    <style:style style:name="T12" style:family="text">
      <style:text-properties fo:font-variant="normal" fo:text-transform="none" fo:color="#ffffff" fo:letter-spacing="normal" fo:font-style="normal" fo:font-weight="normal" fo:background-color="#666666" loext:char-shading-value="0"/>
    </style:style>
    <style:style style:name="T13" style:family="text">
      <style:text-properties fo:font-variant="normal" fo:text-transform="none" fo:color="#ffffff" fo:letter-spacing="normal" fo:font-style="normal" fo:font-weight="normal" fo:background-color="#000000" loext:char-shading-value="0"/>
    </style:style>
    <style:style style:name="T14" style:family="text">
      <style:text-properties officeooo:rsid="000c50c1"/>
    </style:style>
    <style:style style:name="T15" style:family="text">
      <style:text-properties officeooo:rsid="000d8c99"/>
    </style:style>
    <style:style style:name="T16" style:family="text">
      <style:text-properties style:font-name="Courier" fo:font-size="9pt" fo:font-weight="normal" style:font-size-asian="9pt" style:font-weight-asian="normal" style:font-size-complex="9pt" style:font-weight-complex="normal"/>
    </style:style>
    <style:style style:name="T17" style:family="text">
      <style:text-properties style:font-name="Courier" fo:font-size="9pt" fo:font-weight="normal" officeooo:rsid="000d8c99" style:font-size-asian="9pt" style:font-weight-asian="normal" style:font-size-complex="9pt" style:font-weight-complex="normal"/>
    </style:style>
    <style:style style:name="T18" style:family="text">
      <style:text-properties style:font-name="Courier" fo:font-size="9pt" style:font-size-asian="9pt" style:font-size-complex="9pt"/>
    </style:style>
    <style:style style:name="T19" style:family="text">
      <style:text-properties style:font-name="Courier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20" style:family="text">
      <style:text-properties officeooo:rsid="0010517a"/>
    </style:style>
    <style:style style:name="T21" style:family="text">
      <style:text-properties officeooo:rsid="0015d6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bookmark-start text:name="__DdeLink__104_3642670244"/><text:span text:style-name="Strong_20_Emphasis"><text:span text:style-name="T17">A</text:span></text:span><text:span text:style-name="Strong_20_Emphasis"><text:span text:style-name="T16">.</text:span></text:span><text:span text:style-name="Strong_20_Emphasis"><text:span text:style-name="T18"> </text:span></text:span><text:span text:style-name="Strong_20_Emphasis"><text:span text:style-name="T16">Summary table of the similarity between </text:span></text:span><text:span text:style-name="Strong_20_Emphasis"><text:span text:style-name="T19">Asterias rubens</text:span></text:span><text:span text:style-name="Strong_20_Emphasis"><text:span text:style-name="T16"> and </text:span></text:span><text:span text:style-name="Strong_20_Emphasis"><text:span text:style-name="T19">Octopus vulgaris</text:span></text:span><text:span text:style-name="Strong_20_Emphasis"><text:span text:style-name="T16"> sequences compared against human SREB receptors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Line94761228500992">
            <table:table-cell table:style-name="Table1.A1" office:value-type="string">
              <text:p text:style-name="P16">Human Receptor</text:p>
            </table:table-cell>
            <table:table-cell table:style-name="Table1.A1" office:value-type="string">
              <text:p text:style-name="P18">Species <text:span text:style-name="T20">sequences</text:span></text:p>
            </table:table-cell>
            <table:table-cell table:style-name="Table1.A1" office:value-type="string">
              <text:p text:style-name="P16">Alignment Length</text:p>
            </table:table-cell>
            <table:table-cell table:style-name="Table1.A1" office:value-type="string">
              <text:p text:style-name="P16">Identity (%)</text:p>
            </table:table-cell>
            <table:table-cell table:style-name="Table1.A1" office:value-type="string">
              <text:p text:style-name="P16">Similarity (%)</text:p>
            </table:table-cell>
          </table:table-row>
        </table:table-header-rows>
        <table:table-row table:style-name="TableLine94761216818800">
          <table:table-cell table:style-name="Table1.A1" office:value-type="string">
            <text:p text:style-name="P14">Hsap27 <text:span text:style-name="T14">(SREB1)</text:span></text:p>
          </table:table-cell>
          <table:table-cell table:style-name="Table1.A1" office:value-type="string">
            <text:p text:style-name="P14">ArubSREB</text:p>
          </table:table-cell>
          <table:table-cell table:style-name="Table1.A1" office:value-type="string">
            <text:p text:style-name="P14">470</text:p>
          </table:table-cell>
          <table:table-cell table:style-name="Table1.A1" office:value-type="string">
            <text:p text:style-name="P14">32.55</text:p>
          </table:table-cell>
          <table:table-cell table:style-name="Table1.A1" office:value-type="string">
            <text:p text:style-name="P14">47.66</text:p>
          </table:table-cell>
        </table:table-row>
        <table:table-row table:style-name="TableLine94761199643728">
          <table:table-cell table:style-name="Table1.A1" office:value-type="string">
            <text:p text:style-name="P15">Hsap85 <text:span text:style-name="T14">(SREB2)</text:span></text:p>
          </table:table-cell>
          <table:table-cell table:style-name="Table1.A1" office:value-type="string">
            <text:p text:style-name="P14">ArubSREB</text:p>
          </table:table-cell>
          <table:table-cell table:style-name="Table1.A1" office:value-type="string">
            <text:p text:style-name="P14">467</text:p>
          </table:table-cell>
          <table:table-cell table:style-name="Table1.A1" office:value-type="string">
            <text:p text:style-name="P14">33.62</text:p>
          </table:table-cell>
          <table:table-cell table:style-name="Table1.A1" office:value-type="string">
            <text:p text:style-name="P14">51.39</text:p>
          </table:table-cell>
        </table:table-row>
        <table:table-row table:style-name="TableLine94761212402368">
          <table:table-cell table:style-name="Table1.A1" office:value-type="string">
            <text:p text:style-name="P15">Hsap173 <text:span text:style-name="T14">(SREB3)</text:span></text:p>
          </table:table-cell>
          <table:table-cell table:style-name="Table1.A1" office:value-type="string">
            <text:p text:style-name="P14">ArubSREB</text:p>
          </table:table-cell>
          <table:table-cell table:style-name="Table1.A1" office:value-type="string">
            <text:p text:style-name="P14">461</text:p>
          </table:table-cell>
          <table:table-cell table:style-name="Table1.A1" office:value-type="string">
            <text:p text:style-name="P14">36.88</text:p>
          </table:table-cell>
          <table:table-cell table:style-name="Table1.A1" office:value-type="string">
            <text:p text:style-name="P14">54.23</text:p>
          </table:table-cell>
        </table:table-row>
        <table:table-row table:style-name="TableLine94761211975776">
          <table:table-cell table:style-name="Table1.A1" office:value-type="string">
            <text:p text:style-name="P15">Hsap27 <text:span text:style-name="T14">(SREB1)</text:span></text:p>
          </table:table-cell>
          <table:table-cell table:style-name="Table1.A1" office:value-type="string">
            <text:p text:style-name="P14">OvulSREB</text:p>
          </table:table-cell>
          <table:table-cell table:style-name="Table1.A1" office:value-type="string">
            <text:p text:style-name="P14">421</text:p>
          </table:table-cell>
          <table:table-cell table:style-name="Table1.A1" office:value-type="string">
            <text:p text:style-name="P14">32.78</text:p>
          </table:table-cell>
          <table:table-cell table:style-name="Table1.A1" office:value-type="string">
            <text:p text:style-name="P14">47.98</text:p>
          </table:table-cell>
        </table:table-row>
        <table:table-row table:style-name="TableLine94761176377808">
          <table:table-cell table:style-name="Table1.A1" office:value-type="string">
            <text:p text:style-name="P15">Hsap85 <text:span text:style-name="T14">(SREB2)</text:span></text:p>
          </table:table-cell>
          <table:table-cell table:style-name="Table1.A1" office:value-type="string">
            <text:p text:style-name="P14">OvulSREB</text:p>
          </table:table-cell>
          <table:table-cell table:style-name="Table1.A1" office:value-type="string">
            <text:p text:style-name="P14">401</text:p>
          </table:table-cell>
          <table:table-cell table:style-name="Table1.A1" office:value-type="string">
            <text:p text:style-name="P14">36.91</text:p>
          </table:table-cell>
          <table:table-cell table:style-name="Table1.A1" office:value-type="string">
            <text:p text:style-name="P14">53.87</text:p>
          </table:table-cell>
        </table:table-row>
        <table:table-row table:style-name="TableLine94761227306688">
          <table:table-cell table:style-name="Table1.A1" office:value-type="string">
            <text:p text:style-name="P15">Hsap173 <text:span text:style-name="T14">(SREB3)</text:span></text:p>
          </table:table-cell>
          <table:table-cell table:style-name="Table1.A1" office:value-type="string">
            <text:p text:style-name="P14">OvulSREB</text:p>
          </table:table-cell>
          <table:table-cell table:style-name="Table1.A1" office:value-type="string">
            <text:p text:style-name="P14">403</text:p>
          </table:table-cell>
          <table:table-cell table:style-name="Table1.A1" office:value-type="string">
            <text:p text:style-name="P14">35.98</text:p>
          </table:table-cell>
          <table:table-cell table:style-name="Table1.A1" office:value-type="string">
            <text:p text:style-name="P14">54.84</text:p>
          </table:table-cell>
        </table:table-row>
      </table:table>
      <text:p text:style-name="P5"/>
      <text:p text:style-name="P7"><text:span text:style-name="Strong_20_Emphasis"><text:span text:style-name="T5">B</text:span></text:span><text:span text:style-name="Strong_20_Emphasis"><text:span text:style-name="T6">. Alignment of the SREB receptors from human, </text:span></text:span><text:span text:style-name="Strong_20_Emphasis"><text:span text:style-name="T11">Asterias rubens</text:span></text:span><text:span text:style-name="Strong_20_Emphasis"><text:span text:style-name="T6">, and </text:span></text:span><text:span text:style-name="Strong_20_Emphasis"><text:span text:style-name="T11">Octopus vulgaris</text:span></text:span><text:span text:style-name="Strong_20_Emphasis"><text:span text:style-name="T6"> that were cloned and used for receptor deorphanization testing. Conserved residues are highlighted, with similar amino acids in gray and 100% conserved residues in black.</text:span></text:span></text:p>
      <text:p text:style-name="P5">SREBHsap85 <text:s/>---------------------------------------------------------------MANYSHAADNILQNLSP 17</text:p>
      <text:p text:style-name="P1">SREBHsap<text:span text:style-name="T3">1</text:span>73 ---------------------------------------------------------------MANTTGEPEEVSGALSP 17</text:p>
      <text:p text:style-name="P1">SREBHsap27 <text:s/>-------------------------------------------------------------------MANASEPGGSGGG 13</text:p>
      <text:p text:style-name="P1">SREBArub <text:s text:c="3"/>MSHIITTRIRPPPARLSFAPTGMSELSTAMSTLLDLGFTNGSTGLNSSAGDSISVTARTVLHAGVRPGEEGGGDADLLAD 80</text:p>
      <text:p text:style-name="P1">SREBOvul <text:s text:c="3"/>----------------------------------------------------------------MHTEVYTHASYSYYSE 16</text:p>
      <text:p text:style-name="P3"/>
      <text:p text:style-name="P1">SREBHsap85 <text:s/>--LTAF<text:span text:style-name="T1">L</text:span>KLTS<text:span text:style-name="T2">L</text:span>GF<text:span text:style-name="T1">I</text:span>IGVS<text:span text:style-name="T1">VV</text:span><text:span text:style-name="T2">GN</text:span>LLISIL<text:span text:style-name="T1">L</text:span>VK<text:span text:style-name="T1">D</text:span>KT<text:span text:style-name="T2">L</text:span><text:span text:style-name="T1">HR</text:span>AP<text:span text:style-name="T1">YY</text:span>F<text:span text:style-name="T2">L</text:span>LDLCCS<text:span text:style-name="T2">D</text:span>I<text:span text:style-name="T1">L</text:span><text:span text:style-name="T2">R</text:span>S<text:span text:style-name="T1">A</text:span>I<text:span text:style-name="T2">C</text:span>F<text:span text:style-name="T2">P</text:span>F<text:span text:style-name="T2">V</text:span>FNS<text:span text:style-name="T1">V</text:span>KNGSTWT---YGTL 92</text:p>
      <text:p text:style-name="P1">SREBHsap<text:span text:style-name="T3">1</text:span>73 PSASAY<text:span text:style-name="T1">V</text:span>KLVL<text:span text:style-name="T2">L</text:span>GL<text:span text:style-name="T1">I</text:span>MCVS<text:span text:style-name="T1">LA</text:span><text:span text:style-name="T2">GN</text:span>AILSLL<text:span text:style-name="T1">V</text:span>LK<text:span text:style-name="T1">E</text:span>RA<text:span text:style-name="T2">L</text:span><text:span text:style-name="T1">HK</text:span>AP<text:span text:style-name="T1">YY</text:span>F<text:span text:style-name="T2">L</text:span>LDLCLA<text:span text:style-name="T2">D</text:span>G<text:span text:style-name="T1">I</text:span><text:span text:style-name="T2">R</text:span>S<text:span text:style-name="T1">A</text:span>V<text:span text:style-name="T2">C</text:span>F<text:span text:style-name="T2">P</text:span>F<text:span text:style-name="T2">V</text:span>LAS<text:span text:style-name="T1">V</text:span>RHGSSWT---FSAL 94</text:p>
      <text:p text:style-name="P1">SREBHsap27 <text:s/>EAAALG<text:span text:style-name="T1">L</text:span>KLAT<text:span text:style-name="T2">L</text:span>SL<text:span text:style-name="T1">L</text:span>LCVS<text:span text:style-name="T1">LA</text:span><text:span text:style-name="T2">GN</text:span>VLFALL<text:span text:style-name="T1">I</text:span>VR<text:span text:style-name="T1">E</text:span>RS<text:span text:style-name="T2">L</text:span><text:span text:style-name="T1">HR</text:span>AP<text:span text:style-name="T1">YY</text:span>L<text:span text:style-name="T2">L</text:span>LDLCLA<text:span text:style-name="T2">D</text:span>G<text:span text:style-name="T1">L</text:span><text:span text:style-name="T2">R</text:span>A<text:span text:style-name="T1">L</text:span>A<text:span text:style-name="T2">C</text:span>L<text:span text:style-name="T2">P</text:span>A<text:span text:style-name="T2">V</text:span>MLA<text:span text:style-name="T1">A</text:span>RRAAAAAGAPPGAL 93</text:p>
      <text:p text:style-name="P1">SREBArub <text:s text:c="3"/>DHGPRV<text:span text:style-name="T1">L</text:span>WCAS<text:span text:style-name="T2">L</text:span>IV<text:span text:style-name="T1">V</text:span>IILS<text:span text:style-name="T1">VV</text:span><text:span text:style-name="T2">GN</text:span>GILALV<text:span text:style-name="T1">V</text:span>FG<text:span text:style-name="T1">N</text:span>SR<text:span text:style-name="T2">L</text:span><text:span text:style-name="T1">RR</text:span>PS<text:span text:style-name="T1">YF</text:span>F<text:span text:style-name="T2">L</text:span>FNCALA<text:span text:style-name="T2">D</text:span>F<text:span text:style-name="T1">V</text:span><text:span text:style-name="T2">R</text:span>S<text:span text:style-name="T1">L</text:span>L<text:span text:style-name="T2">C</text:span>F<text:span text:style-name="T2">P</text:span>F<text:span text:style-name="T2">V</text:span>VSA<text:span text:style-name="T1">V</text:span>VSRDWIY----SNS 156</text:p>
      <text:p text:style-name="P1">SREBOvul <text:s text:c="3"/>PQYVLA<text:span text:style-name="T1">L</text:span>KIIS<text:span text:style-name="T2">L</text:span>AL<text:span text:style-name="T1">I</text:span>IFTG<text:span text:style-name="T1">IL</text:span><text:span text:style-name="T2">GN</text:span>SMVVYT<text:span text:style-name="T1">I</text:span>IR<text:span text:style-name="T1">D</text:span>KR<text:span text:style-name="T2">L</text:span><text:span text:style-name="T1">HR</text:span>PP<text:span text:style-name="T1">FY</text:span>Y<text:span text:style-name="T2">L</text:span>VSLAMS<text:span text:style-name="T2">D</text:span>L<text:span text:style-name="T1">A</text:span><text:span text:style-name="T2">R</text:span>S<text:span text:style-name="T1">V</text:span>F<text:span text:style-name="T2">C</text:span>L<text:span text:style-name="T2">P</text:span>F<text:span text:style-name="T2">V</text:span>LTT<text:span text:style-name="T1">V</text:span>IQGYVWVY---GEN 93</text:p>
      <text:p text:style-name="P3"/>
      <text:p text:style-name="P1">SREBHsap85 <text:s/>T<text:span text:style-name="T2">C</text:span>K<text:span text:style-name="T1">VIA</text:span><text:span text:style-name="T2">F</text:span>LGVLSC<text:span text:style-name="T1">F</text:span>HT<text:span text:style-name="T1">A</text:span>FMLFC<text:span text:style-name="T1">I</text:span>S<text:span text:style-name="T1">V</text:span>T<text:span text:style-name="T2">RY</text:span>L<text:span text:style-name="T1">AI</text:span>AHH<text:span text:style-name="T2">RF</text:span>YTK<text:span text:style-name="T1">R</text:span>LTFWTC<text:span text:style-name="T1">LA</text:span>-V<text:span text:style-name="T1">I</text:span>CMV<text:span text:style-name="T2">W</text:span>T<text:span text:style-name="T1">L</text:span>SVAMA<text:span text:style-name="T2">FPP</text:span><text:span text:style-name="T1">V</text:span>LDVGTYSFIRE<text:span text:style-name="T1">E</text:span>DQ 171</text:p>
      <text:p text:style-name="P1">SREBHsa<text:span text:style-name="T3">p1</text:span>73 S<text:span text:style-name="T2">C</text:span>K<text:span text:style-name="T1">IVA</text:span><text:span text:style-name="T2">F</text:span>MAVLFC<text:span text:style-name="T1">F</text:span>HA<text:span text:style-name="T1">A</text:span>FMLFC<text:span text:style-name="T1">I</text:span>S<text:span text:style-name="T1">V</text:span>T<text:span text:style-name="T2">RY</text:span>M<text:span text:style-name="T1">AI</text:span>AHH<text:span text:style-name="T2">RF</text:span>YAK<text:span text:style-name="T1">R</text:span>MTLWTC<text:span text:style-name="T1">AA</text:span>-V<text:span text:style-name="T1">I</text:span>CMA<text:span text:style-name="T2">W</text:span>T<text:span text:style-name="T1">L</text:span>SVAMA<text:span text:style-name="T2">FPP</text:span><text:span text:style-name="T1">V</text:span>FDVGTYKFIRE<text:span text:style-name="T1">E</text:span>DQ 173</text:p>
      <text:p text:style-name="P1">SREBHsap27 <text:s/>G<text:span text:style-name="T2">C</text:span>K<text:span text:style-name="T1">LLA</text:span><text:span text:style-name="T2">F</text:span>LAALFC<text:span text:style-name="T1">F</text:span>HA<text:span text:style-name="T1">A</text:span>FLLLG<text:span text:style-name="T1">V</text:span>G<text:span text:style-name="T1">V</text:span>T<text:span text:style-name="T2">RY</text:span>L<text:span text:style-name="T1">AI</text:span>AHH<text:span text:style-name="T2">RF</text:span>YAE<text:span text:style-name="T1">R</text:span>LAGWPC<text:span text:style-name="T1">AA</text:span>ML<text:span text:style-name="T1">V</text:span>CAA<text:span text:style-name="T2">W</text:span>A<text:span text:style-name="T1">L</text:span>ALAAA<text:span text:style-name="T2">FPP</text:span><text:span text:style-name="T1">V</text:span>LDGGGD---DE<text:span text:style-name="T1">D</text:span>AP 170</text:p>
      <text:p text:style-name="P1">SREBArub <text:s text:c="3"/>L<text:span text:style-name="T2">C</text:span>E<text:span text:style-name="T1">ILA</text:span><text:span text:style-name="T2">F</text:span>FNVYLT<text:span text:style-name="T1">Y</text:span>GV<text:span text:style-name="T1">L</text:span>YTLFL<text:span text:style-name="T1">I</text:span>S<text:span text:style-name="T1">I</text:span>E<text:span text:style-name="T2">RY</text:span>V<text:span text:style-name="T1">VL</text:span>RFH<text:span text:style-name="T2">RF</text:span>HRQ<text:span text:style-name="T1">K</text:span>LKGPAC<text:span text:style-name="T1">LL</text:span>-L<text:span text:style-name="T1">V</text:span>LAS<text:span text:style-name="T2">W</text:span>A<text:span text:style-name="T1">L</text:span>AVSMA<text:span text:style-name="T2">FPP</text:span><text:span text:style-name="T1">V</text:span>FNTRTYSFIEI<text:span text:style-name="T1">E</text:span>NQ 235</text:p>
      <text:p text:style-name="P1">SREBOvul <text:s text:c="3"/>A<text:span text:style-name="T2">C</text:span>I<text:span text:style-name="T1">LVG</text:span><text:span text:style-name="T2">F</text:span>TNTFFI<text:span text:style-name="T1">Y</text:span>SS<text:span text:style-name="T1">A</text:span>VTFLL<text:span text:style-name="T1">I</text:span>S<text:span text:style-name="T1">G</text:span>D<text:span text:style-name="T2">RY</text:span>V<text:span text:style-name="T1">GV</text:span>VQT<text:span text:style-name="T2">RF</text:span>YRR<text:span text:style-name="T1">K</text:span>CGGLLS<text:span text:style-name="T1">LA</text:span>-F<text:span text:style-name="T1">I</text:span>VFG<text:span text:style-name="T2">W</text:span>G<text:span text:style-name="T1">V</text:span>AFLVS<text:span text:style-name="T2">FPP</text:span><text:span text:style-name="T1">I</text:span>FGLGSYTFVPS<text:span text:style-name="T1">E</text:span>AQ 172</text:p>
      <text:p text:style-name="P3"/>
      <text:p text:style-name="P1">SREBHsap85 <text:s/><text:span text:style-name="T2">C</text:span>TFQHRSFRANDS<text:span text:style-name="T2">L</text:span>G<text:span text:style-name="T2">F</text:span>M<text:span text:style-name="T2">L</text:span>LLAL<text:span text:style-name="T1">I</text:span>LLA<text:span text:style-name="T1">T</text:span>QL<text:span text:style-name="T1">V</text:span><text:span text:style-name="T2">Y</text:span>L<text:span text:style-name="T1">KL</text:span>IF<text:span text:style-name="T2">F</text:span>VHD<text:span text:style-name="T1">R</text:span><text:span text:style-name="T2">RKM</text:span>K<text:span text:style-name="T2">P</text:span>VQFVA<text:span text:style-name="T2">A</text:span>V<text:span text:style-name="T2">S</text:span>Q<text:span text:style-name="T1">N</text:span><text:span text:style-name="T2">WTF</text:span>H<text:span text:style-name="T2">GPG</text:span>AS<text:span text:style-name="T2">GQA</text:span><text:span text:style-name="T1">AA</text:span><text:span text:style-name="T2">NW</text:span>LA<text:span text:style-name="T2">G</text:span><text:span text:style-name="T1">F</text:span>GRGP 251</text:p>
      <text:p text:style-name="P1">SREBHsap<text:span text:style-name="T3">1</text:span>73 <text:span text:style-name="T2">C</text:span>IFEHRYFKANDT<text:span text:style-name="T2">L</text:span>G<text:span text:style-name="T2">F</text:span>M<text:span text:style-name="T2">L</text:span>MLAV<text:span text:style-name="T1">L</text:span>MAA<text:span text:style-name="T1">T</text:span>HA<text:span text:style-name="T1">V</text:span><text:span text:style-name="T2">Y</text:span>G<text:span text:style-name="T1">KL</text:span>LL<text:span text:style-name="T2">F</text:span>EYR<text:span text:style-name="T1">H</text:span><text:span text:style-name="T2">RKM</text:span>K<text:span text:style-name="T2">P</text:span>VQMVP<text:span text:style-name="T2">A</text:span>I<text:span text:style-name="T2">S</text:span>Q<text:span text:style-name="T1">N</text:span><text:span text:style-name="T2">WTF</text:span>H<text:span text:style-name="T2">GPG</text:span>AT<text:span text:style-name="T2">GQA</text:span><text:span text:style-name="T1">AA</text:span><text:span text:style-name="T2">NW</text:span>IA<text:span text:style-name="T2">G</text:span><text:span text:style-name="T1">F</text:span>GRGP 253</text:p>
      <text:p text:style-name="P1">SREBHsap <text:s text:c="3"/><text:span text:style-name="T2">C</text:span>ALEQRPDGAPGA<text:span text:style-name="T2">L</text:span>G<text:span text:style-name="T2">F</text:span>L<text:span text:style-name="T2">L</text:span>LLAV<text:span text:style-name="T1">V</text:span>VGA<text:span text:style-name="T1">T</text:span>HL<text:span text:style-name="T1">V</text:span><text:span text:style-name="T2">Y</text:span>L<text:span text:style-name="T1">RL</text:span>LF<text:span text:style-name="T2">F</text:span>IHD<text:span text:style-name="T1">R</text:span><text:span text:style-name="T2">RKM</text:span>R<text:span text:style-name="T2">P</text:span>ARLVP<text:span text:style-name="T2">A</text:span>V<text:span text:style-name="T2">S</text:span>H<text:span text:style-name="T1">D</text:span><text:span text:style-name="T2">WTF</text:span>H<text:span text:style-name="T2">GPG</text:span>AT<text:span text:style-name="T2">GQA</text:span><text:span text:style-name="T1">AA</text:span><text:span text:style-name="T2">NW</text:span>TA<text:span text:style-name="T2">G</text:span><text:span text:style-name="T1">F</text:span>GRGP 250</text:p>
      <text:p text:style-name="P1">SREBArub <text:s text:c="3"/><text:span text:style-name="T2">C</text:span>TFKHQEYKSNET<text:span text:style-name="T2">L</text:span>C<text:span text:style-name="T2">F</text:span>L<text:span text:style-name="T2">L</text:span>FFVA<text:span text:style-name="T1">V</text:span>IAF<text:span text:style-name="T1">T</text:span>HF<text:span text:style-name="T1">A</text:span><text:span text:style-name="T2">Y</text:span>F<text:span text:style-name="T1">RV</text:span>FL<text:span text:style-name="T2">F</text:span>MRA<text:span text:style-name="T1">H</text:span><text:span text:style-name="T2">RKM</text:span>R<text:span text:style-name="T2">P</text:span>MQFVP<text:span text:style-name="T2">A</text:span>V<text:span text:style-name="T2">S</text:span>N<text:span text:style-name="T1">N</text:span><text:span text:style-name="T2">WTF</text:span>Y<text:span text:style-name="T2">GPG</text:span>ST<text:span text:style-name="T2">GQA</text:span><text:span text:style-name="T1">AA</text:span><text:span text:style-name="T2">NW</text:span>FL<text:span text:style-name="T2">G</text:span><text:span text:style-name="T1">Y</text:span>RQGP 315</text:p>
      <text:p text:style-name="P1">SREBOvul <text:s text:c="3"/><text:span text:style-name="T2">C</text:span>TYSHTHYRSNDT<text:span text:style-name="T2">L</text:span>V<text:span text:style-name="T2">F</text:span>L<text:span text:style-name="T2">L</text:span>VFTF<text:span text:style-name="T1">I</text:span>MSL<text:span text:style-name="T1">S</text:span>LL<text:span text:style-name="T1">L</text:span><text:span text:style-name="T2">Y</text:span>Y<text:span text:style-name="T1">RI</text:span>LM<text:span text:style-name="T2">F</text:span>LRN<text:span text:style-name="T1">H</text:span><text:span text:style-name="T2">RKM</text:span>Y<text:span text:style-name="T2">P</text:span>FFHQP<text:span text:style-name="T2">A</text:span>R<text:span text:style-name="T2">S</text:span>N<text:span text:style-name="T1">N</text:span><text:span text:style-name="T2">WTF</text:span>L<text:span text:style-name="T2">GPG</text:span>AN<text:span text:style-name="T2">GQA</text:span><text:span text:style-name="T1">LV</text:span><text:span text:style-name="T2">NW</text:span>LN<text:span text:style-name="T2">G</text:span><text:span text:style-name="T1">F</text:span>TGFR 252</text:p>
      <text:p text:style-name="P3"/>
      <text:p text:style-name="P1">SREBHsap85 <text:s/>TP<text:span text:style-name="T2">P</text:span>T<text:span text:style-name="T2">L</text:span>LG<text:span text:style-name="T1">I</text:span>RQNANTTGRRRLLVLDEFKME-KRIS<text:span text:style-name="T1">R</text:span>MFYIM<text:span text:style-name="T2">T</text:span>FL<text:span text:style-name="T2">F</text:span>LT<text:span text:style-name="T2">LW</text:span>G<text:span text:style-name="T2">PY</text:span>L<text:span text:style-name="T2">V</text:span>AC<text:span text:style-name="T1">Y</text:span>WR<text:span text:style-name="T2">V</text:span>FARGPV<text:span text:style-name="T1">V</text:span>PGG<text:span text:style-name="T1">FL</text:span>TAAV<text:span text:style-name="T2">W</text:span>M<text:span text:style-name="T1">SF</text:span>A 330</text:p>
      <text:p text:style-name="P1">SREBHsap<text:span text:style-name="T3">1</text:span>73 MP<text:span text:style-name="T2">P</text:span>T<text:span text:style-name="T2">L</text:span>LG<text:span text:style-name="T1">I</text:span>RQNGHAASRR-LLGMDEVKGE-KQLG<text:span text:style-name="T1">R</text:span>MFYAI<text:span text:style-name="T2">T</text:span>LL<text:span text:style-name="T2">F</text:span>LL<text:span text:style-name="T2">LW</text:span>S<text:span text:style-name="T2">PY</text:span>I<text:span text:style-name="T2">V</text:span>AC<text:span text:style-name="T1">Y</text:span>WR<text:span text:style-name="T2">V</text:span>FVKACA<text:span text:style-name="T1">V</text:span>PHR<text:span text:style-name="T1">YL</text:span>ATAV<text:span text:style-name="T2">W</text:span>M<text:span text:style-name="T1">SF</text:span>A 331</text:p>
      <text:p text:style-name="P1">SREBHsap27 <text:s/>TP<text:span text:style-name="T2">P</text:span>A<text:span text:style-name="T2">L</text:span>VG<text:span text:style-name="T1">I</text:span>RPAGPGRGARRLLVLEEFKTE-KRLC<text:span text:style-name="T1">K</text:span>MFYAV<text:span text:style-name="T2">T</text:span>LL<text:span text:style-name="T2">F</text:span>LL<text:span text:style-name="T2">LW</text:span>G<text:span text:style-name="T2">PY</text:span>V<text:span text:style-name="T2">V</text:span>AS<text:span text:style-name="T1">Y</text:span>LR<text:span text:style-name="T2">V</text:span>LVRPGA<text:span text:style-name="T1">V</text:span>PQA<text:span text:style-name="T1">YL</text:span>TASV<text:span text:style-name="T2">W</text:span>L<text:span text:style-name="T1">TF</text:span>A 329</text:p>
      <text:p text:style-name="P1">SREBArub <text:s text:c="3"/>TP<text:span text:style-name="T2">P</text:span>P<text:span text:style-name="T2">L</text:span>IG<text:span text:style-name="T1">L</text:span>AP--PANGNSTSLSKSDFERE-EKFS<text:span text:style-name="T1">K</text:span>LSLTI<text:span text:style-name="T2">T</text:span>IS<text:span text:style-name="T2">F</text:span>SV<text:span text:style-name="T2">LW</text:span>L<text:span text:style-name="T2">PY</text:span>T<text:span text:style-name="T2">V</text:span>YC<text:span text:style-name="T1">F</text:span>WQ<text:span text:style-name="T2">V</text:span>FQHNNP<text:span text:style-name="T1">L</text:span>PYT<text:span text:style-name="T1">YV</text:span>SIAT<text:span text:style-name="T2">W</text:span>L<text:span text:style-name="T1">TF</text:span>F 392</text:p>
      <text:p text:style-name="P1">SREBOvul <text:s text:c="3"/>QN<text:span text:style-name="T2">P</text:span>W<text:span text:style-name="T2">L</text:span>NP<text:span text:style-name="T1">I</text:span>AAGFQMPPRQLGRTVNLKVVKGEHLS<text:span text:style-name="T1">R</text:span>LFFTV<text:span text:style-name="T2">T</text:span>LV<text:span text:style-name="T2">F</text:span>DI<text:span text:style-name="T2">LW</text:span>V<text:span text:style-name="T2">PY</text:span>L<text:span text:style-name="T2">V</text:span>LS<text:span text:style-name="T1">Y</text:span>WQ<text:span text:style-name="T2">V</text:span>FEVSHQ<text:span text:style-name="T1">L</text:span>SST<text:span text:style-name="T1">FI</text:span>GVAA<text:span text:style-name="T2">W</text:span>C<text:span text:style-name="T1">SY</text:span>L 332</text:p>
      <text:p text:style-name="P3"><text:soft-page-break/></text:p>
      <text:p text:style-name="P1">SREBHsap85 <text:s text:c="2"/>Q<text:span text:style-name="T1">A</text:span>G<text:span text:style-name="T1">I</text:span><text:span text:style-name="T2">NP</text:span>F<text:span text:style-name="T1">V</text:span>CIFSNREL<text:span text:style-name="T1">R</text:span>RCFSTTLLYCRK--SRLPREPYCVI---- 370</text:p>
      <text:p text:style-name="P1">SREBHsap<text:span text:style-name="T15">1</text:span>73 <text:s/>Q<text:span text:style-name="T1">A</text:span>A<text:span text:style-name="T1">V</text:span><text:span text:style-name="T2">NP</text:span>I<text:span text:style-name="T1">V</text:span>CFLLNKDL<text:span text:style-name="T1">K</text:span>KCLRTHAPCWGTGGAPAPREPYCVM---- 373</text:p>
      <text:p text:style-name="P1">SREBHsap27 <text:s text:c="2"/>Q<text:span text:style-name="T1">A</text:span>G<text:span text:style-name="T1">I</text:span><text:span text:style-name="T2">NP</text:span>V<text:span text:style-name="T1">V</text:span>CFLFNREL<text:span text:style-name="T1">R</text:span>DCFRAQFPCCQSPRTTQATHPCDLKGIGL 375</text:p>
      <text:p text:style-name="P1">SREBArub <text:s text:c="4"/>Q<text:span text:style-name="T1">A</text:span>C<text:span text:style-name="T1">I</text:span><text:span text:style-name="T2">NP</text:span>I<text:span text:style-name="T1">L</text:span>CFVVSKEF<text:span text:style-name="T1">R</text:span>QIALQHVFGASAFQQEGHNVQL------- 431</text:p>
      <text:p text:style-name="P12"><text:span text:style-name="T4">SREBOvul <text:s text:c="4"/>A</text:span><text:span text:style-name="T12">V</text:span><text:span text:style-name="T4">A</text:span><text:span text:style-name="T12">V</text:span><text:span text:style-name="T13">NP</text:span><text:span text:style-name="T4">L</text:span><text:span text:style-name="T12">V</text:span><text:span text:style-name="T4">YLCCSGTL</text:span><text:span text:style-name="T12">R</text:span><text:span text:style-name="T4">RAFRPEIESYSKRGTLRE----------- 367</text:span></text:p>
      <text:p text:style-name="P10"/>
      <text:p text:style-name="P13"><text:span text:style-name="Strong_20_Emphasis"><text:span text:style-name="T7">C. </text:span></text:span><text:span text:style-name="Strong_20_Emphasis"><text:span text:style-name="T6">Summary table of the similarity between </text:span></text:span><text:span text:style-name="Strong_20_Emphasis"><text:span text:style-name="T11">Asterias rubens</text:span></text:span><text:span text:style-name="Strong_20_Emphasis"><text:span text:style-name="T6"> and </text:span></text:span><text:span text:style-name="Strong_20_Emphasis"><text:span text:style-name="T11">Octopus vulgaris</text:span></text:span><text:span text:style-name="Strong_20_Emphasis"><text:span text:style-name="T6"> </text:span></text:span><text:span text:style-name="Strong_20_Emphasis"><text:span text:style-name="T7">CCK </text:span></text:span><text:span text:style-name="Strong_20_Emphasis"><text:span text:style-name="T9">receptor </text:span></text:span><text:span text:style-name="Strong_20_Emphasis"><text:span text:style-name="T6">sequences compared against human </text:span></text:span><text:span text:style-name="Strong_20_Emphasis"><text:span text:style-name="T7">CCK</text:span></text:span><text:span text:style-name="Strong_20_Emphasis"><text:span text:style-name="T6"> receptors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Line94761217387632">
            <table:table-cell table:style-name="Table2.A1" office:value-type="string">
              <text:p text:style-name="P17">Human Receptor</text:p>
            </table:table-cell>
            <table:table-cell table:style-name="Table2.A1" office:value-type="string">
              <text:p text:style-name="P17">Species <text:span text:style-name="T20">sequences</text:span></text:p>
            </table:table-cell>
            <table:table-cell table:style-name="Table2.A1" office:value-type="string">
              <text:p text:style-name="P17">Alignment Length</text:p>
            </table:table-cell>
            <table:table-cell table:style-name="Table2.A1" office:value-type="string">
              <text:p text:style-name="P17">Identity (%)</text:p>
            </table:table-cell>
            <table:table-cell table:style-name="Table2.A1" office:value-type="string">
              <text:p text:style-name="P17">Similarity (%)</text:p>
            </table:table-cell>
          </table:table-row>
        </table:table-header-rows>
        <table:table-row table:style-name="TableLine94761209838096">
          <table:table-cell table:style-name="Table2.A1" office:value-type="string">
            <text:p text:style-name="P14">HsapCCKRA</text:p>
          </table:table-cell>
          <table:table-cell table:style-name="Table2.A1" office:value-type="string">
            <text:p text:style-name="P14">ArubCCKR</text:p>
          </table:table-cell>
          <table:table-cell table:style-name="Table2.A1" office:value-type="string">
            <text:p text:style-name="P14">485</text:p>
          </table:table-cell>
          <table:table-cell table:style-name="Table2.A1" office:value-type="string">
            <text:p text:style-name="P14">37.32</text:p>
          </table:table-cell>
          <table:table-cell table:style-name="Table2.A1" office:value-type="string">
            <text:p text:style-name="P14">55.05</text:p>
          </table:table-cell>
        </table:table-row>
        <table:table-row table:style-name="TableLine94761216005808">
          <table:table-cell table:style-name="Table2.A1" office:value-type="string">
            <text:p text:style-name="P14">HsapCCKR<text:span text:style-name="T21">B</text:span></text:p>
          </table:table-cell>
          <table:table-cell table:style-name="Table2.A1" office:value-type="string">
            <text:p text:style-name="P14">ArubCCKR</text:p>
          </table:table-cell>
          <table:table-cell table:style-name="Table2.A1" office:value-type="string">
            <text:p text:style-name="P14">502</text:p>
          </table:table-cell>
          <table:table-cell table:style-name="Table2.A1" office:value-type="string">
            <text:p text:style-name="P14">36.45</text:p>
          </table:table-cell>
          <table:table-cell table:style-name="Table2.A1" office:value-type="string">
            <text:p text:style-name="P14">53.19</text:p>
          </table:table-cell>
        </table:table-row>
        <table:table-row table:style-name="TableLine94761227296656">
          <table:table-cell table:style-name="Table2.A1" office:value-type="string">
            <text:p text:style-name="P14">HsapCCKR<text:span text:style-name="T21">A</text:span></text:p>
          </table:table-cell>
          <table:table-cell table:style-name="Table2.A1" office:value-type="string">
            <text:p text:style-name="P14">OvulCCKR</text:p>
          </table:table-cell>
          <table:table-cell table:style-name="Table2.A1" office:value-type="string">
            <text:p text:style-name="P14">486</text:p>
          </table:table-cell>
          <table:table-cell table:style-name="Table2.A1" office:value-type="string">
            <text:p text:style-name="P14">38.89</text:p>
          </table:table-cell>
          <table:table-cell table:style-name="Table2.A1" office:value-type="string">
            <text:p text:style-name="P14">55.97</text:p>
          </table:table-cell>
        </table:table-row>
        <table:table-row table:style-name="TableLine94761227935520">
          <table:table-cell table:style-name="Table2.A1" office:value-type="string">
            <text:p text:style-name="P14">HsapCCKR<text:span text:style-name="T21">B</text:span></text:p>
          </table:table-cell>
          <table:table-cell table:style-name="Table2.A1" office:value-type="string">
            <text:p text:style-name="P14">OvulCCKR</text:p>
          </table:table-cell>
          <table:table-cell table:style-name="Table2.A1" office:value-type="string">
            <text:p text:style-name="P14">511</text:p>
          </table:table-cell>
          <table:table-cell table:style-name="Table2.A1" office:value-type="string">
            <text:p text:style-name="P14">36.40</text:p>
          </table:table-cell>
          <table:table-cell table:style-name="Table2.A1" office:value-type="string">
            <text:p text:style-name="P14">53.62</text:p>
          </table:table-cell>
        </table:table-row>
      </table:table>
      <text:p text:style-name="P10"/>
      <text:p text:style-name="P8"><text:span text:style-name="Strong_20_Emphasis"><text:span text:style-name="T9">D</text:span></text:span><text:span text:style-name="Strong_20_Emphasis"><text:span text:style-name="T6">. Alignment of the </text:span></text:span><text:span text:style-name="Strong_20_Emphasis"><text:span text:style-name="T8">CCK</text:span></text:span><text:span text:style-name="Strong_20_Emphasis"><text:span text:style-name="T6"> receptors from human, </text:span></text:span><text:span text:style-name="Strong_20_Emphasis"><text:span text:style-name="T11">Asterias rubens, </text:span></text:span><text:span text:style-name="Strong_20_Emphasis"><text:span text:style-name="T10">and</text:span></text:span><text:span text:style-name="Strong_20_Emphasis"><text:span text:style-name="T11"> Octopus vulgaris</text:span></text:span><text:span text:style-name="Strong_20_Emphasis"><text:span text:style-name="T6"> that were cloned and used for receptor deorphanization testing. Conserved residues are highlighted, with similar amino acids in gray and 100% conserved residues in black.</text:span></text:span></text:p>
      <text:p text:style-name="P6"><text:span text:style-name="T4">HsapCCKRA <text:s/>-------MD</text:span><text:span text:style-name="T12">V</text:span><text:span text:style-name="T4">VDSLL</text:span><text:span text:style-name="T12">V</text:span><text:span text:style-name="T4">NGSNITPPCEL</text:span><text:span text:style-name="T12">GL</text:span><text:span text:style-name="T4">ENETLFCLDQ---------PRP------SKEW</text:span><text:span text:style-name="T12">Q</text:span><text:span text:style-name="T4">PA</text:span><text:span text:style-name="T12">V</text:span><text:span text:style-name="T4">QILL</text:span><text:span text:style-name="T13">Y</text:span><text:span text:style-name="T4"> 48</text:span></text:p>
      <text:p text:style-name="P2">HsapCCKRB <text:s/>MELLKLNRS<text:span text:style-name="T1">V</text:span>QGTGP<text:span text:style-name="T1">G</text:span>PGASLCRPGAP<text:span text:style-name="T1">LL</text:span>NSSSVGNLSC---------EPPRIRGAGTREL<text:span text:style-name="T1">E</text:span>LA<text:span text:style-name="T1">I</text:span>RITL<text:span text:style-name="T2">Y</text:span> 61</text:p>
      <text:p text:style-name="P2">ArubCCKR <text:s text:c="2"/>---MATATT<text:span text:style-name="T1">A</text:span>YPYSL<text:span text:style-name="T1">I</text:span>DSSLPPVNSTF<text:span text:style-name="T1">LV</text:span>TSIVDVNSTNSSLITEDFDDDRNRGVRIGFGL<text:span text:style-name="T1">N</text:span>IY<text:span text:style-name="T1">L</text:span>TATL<text:span text:style-name="T2">Y</text:span> 67</text:p>
      <text:p text:style-name="P2">OvulCCKR <text:s text:c="2"/>-------MN<text:span text:style-name="T1">L</text:span>TGHGI<text:span text:style-name="T1">L</text:span>DDNEAEFIDRD<text:span text:style-name="T1">LG</text:span>SNIVYNKTSN---------YTVKRMHHASFQK<text:span text:style-name="T1">E</text:span>IL<text:span text:style-name="T1">I</text:span>PP--<text:span text:style-name="T2">Y</text:span> 52</text:p>
      <text:p text:style-name="P4"/>
      <text:p text:style-name="P2">HsapCCKRA <text:s/>S<text:span text:style-name="T1">LI</text:span><text:span text:style-name="T2">F</text:span><text:span text:style-name="T1">L</text:span>LS<text:span text:style-name="T1">VL</text:span><text:span text:style-name="T2">GN</text:span>T<text:span text:style-name="T2">L</text:span><text:span text:style-name="T1">VI</text:span>TV<text:span text:style-name="T2">L</text:span><text:span text:style-name="T1">I</text:span>RN<text:span text:style-name="T1">K</text:span><text:span text:style-name="T2">R</text:span>M<text:span text:style-name="T2">RTVTN</text:span>I<text:span text:style-name="T2">FLL</text:span>S<text:span text:style-name="T2">L</text:span>AV<text:span text:style-name="T2">SDL</text:span>MLC<text:span text:style-name="T1">L</text:span>F<text:span text:style-name="T2">CMPF</text:span>N<text:span text:style-name="T1">LI</text:span>PNLLKD<text:span text:style-name="T2">F</text:span><text:span text:style-name="T1">I</text:span><text:span text:style-name="T2">FG</text:span>SAV<text:span text:style-name="T2">C</text:span>KTTT 118</text:p>
      <text:p text:style-name="P2">HsapCCKRB <text:s/>A<text:span text:style-name="T1">VI</text:span><text:span text:style-name="T2">F</text:span><text:span text:style-name="T1">L</text:span>MS<text:span text:style-name="T1">VG</text:span><text:span text:style-name="T2">GN</text:span>M<text:span text:style-name="T2">L</text:span><text:span text:style-name="T1">II</text:span>VV<text:span text:style-name="T2">L</text:span><text:span text:style-name="T1">G</text:span>LS<text:span text:style-name="T1">R</text:span><text:span text:style-name="T2">R</text:span>L<text:span text:style-name="T2">RTVTN</text:span>A<text:span text:style-name="T2">FLL</text:span>S<text:span text:style-name="T2">L</text:span>AV<text:span text:style-name="T2">SDL</text:span>LLA<text:span text:style-name="T1">V</text:span>A<text:span text:style-name="T2">CMPF</text:span>T<text:span text:style-name="T1">LL</text:span>PNLMGT<text:span text:style-name="T2">F</text:span><text:span text:style-name="T1">I</text:span><text:span text:style-name="T2">FG</text:span>TVI<text:span text:style-name="T2">C</text:span>KAVS 131</text:p>
      <text:p text:style-name="P2">ArubCCKR <text:s text:c="2"/>G<text:span text:style-name="T1">IV</text:span><text:span text:style-name="T2">F</text:span><text:span text:style-name="T1">V</text:span>LA<text:span text:style-name="T1">IV</text:span><text:span text:style-name="T2">GN</text:span>I<text:span text:style-name="T2">L</text:span><text:span text:style-name="T1">VL</text:span>VT<text:span text:style-name="T2">L</text:span><text:span text:style-name="T1">A</text:span>QD<text:span text:style-name="T1">K</text:span><text:span text:style-name="T2">R</text:span>M<text:span text:style-name="T2">RTVTN</text:span>M<text:span text:style-name="T2">FLL</text:span>S<text:span text:style-name="T2">L</text:span>AF<text:span text:style-name="T2">SDL</text:span>LFG<text:span text:style-name="T1">I</text:span>F<text:span text:style-name="T2">CMPF</text:span>T<text:span text:style-name="T1">VV</text:span>GNMLGR<text:span text:style-name="T2">F</text:span><text:span text:style-name="T1">V</text:span><text:span text:style-name="T2">FG</text:span>AVI<text:span text:style-name="T2">C</text:span>KIVP 137</text:p>
      <text:p text:style-name="P2">OvulCCKR <text:s text:c="2"/>I<text:span text:style-name="T1">AI</text:span><text:span text:style-name="T2">F</text:span><text:span text:style-name="T1">L</text:span>LA<text:span text:style-name="T1">VV</text:span><text:span text:style-name="T2">GN</text:span>L<text:span text:style-name="T2">L</text:span><text:span text:style-name="T1">VI</text:span>LT<text:span text:style-name="T2">L</text:span><text:span text:style-name="T1">V</text:span>QN<text:span text:style-name="T1">K</text:span><text:span text:style-name="T2">R</text:span>M<text:span text:style-name="T2">RTVTN</text:span>V<text:span text:style-name="T2">FLL</text:span>N<text:span text:style-name="T2">L</text:span>SI<text:span text:style-name="T2">SDL</text:span>LLA<text:span text:style-name="T1">V</text:span>F<text:span text:style-name="T2">CMPF</text:span>T<text:span text:style-name="T1">LI</text:span>PVLLRN<text:span text:style-name="T2">F</text:span><text:span text:style-name="T1">I</text:span><text:span text:style-name="T2">FG</text:span>ATM<text:span text:style-name="T2">C</text:span>VLIR 122</text:p>
      <text:p text:style-name="P4"/>
      <text:p text:style-name="P2">HsapCCKRA <text:s/><text:span text:style-name="T2">Y</text:span>FM<text:span text:style-name="T2">G</text:span>T<text:span text:style-name="T2">SV</text:span>S<text:span text:style-name="T2">VS</text:span>TFNL<text:span text:style-name="T2">V</text:span><text:span text:style-name="T1">A</text:span>IS<text:span text:style-name="T2">LERY</text:span>G<text:span text:style-name="T1">A</text:span><text:span text:style-name="T2">IC</text:span>K<text:span text:style-name="T2">PL</text:span>QS<text:span text:style-name="T2">R</text:span>V<text:span text:style-name="T2">WQT</text:span>KS<text:span text:style-name="T1">H</text:span><text:span text:style-name="T2">A</text:span>L<text:span text:style-name="T1">KV</text:span><text:span text:style-name="T2">I</text:span>A<text:span text:style-name="T1">A</text:span>T<text:span text:style-name="T2">W</text:span>C<text:span text:style-name="T1">L</text:span>SFT<text:span text:style-name="T1">I</text:span>MT<text:span text:style-name="T2">P</text:span>YP<text:span text:style-name="T1">I</text:span>Y<text:span text:style-name="T1">S</text:span>NLVPFTKN 188</text:p>
      <text:p text:style-name="P2">HsapCCKRB <text:s/><text:span text:style-name="T2">Y</text:span>LM<text:span text:style-name="T2">G</text:span>V<text:span text:style-name="T2">SV</text:span>S<text:span text:style-name="T2">VS</text:span>TLSL<text:span text:style-name="T2">V</text:span><text:span text:style-name="T1">A</text:span>IA<text:span text:style-name="T2">LERY</text:span>S<text:span text:style-name="T1">A</text:span><text:span text:style-name="T2">IC</text:span>R<text:span text:style-name="T2">PL</text:span>QA<text:span text:style-name="T2">R</text:span>V<text:span text:style-name="T2">WQT</text:span>RS<text:span text:style-name="T1">H</text:span><text:span text:style-name="T2">A</text:span>A<text:span text:style-name="T1">RV</text:span><text:span text:style-name="T2">I</text:span>V<text:span text:style-name="T1">A</text:span>T<text:span text:style-name="T2">W</text:span>L<text:span text:style-name="T1">L</text:span>SGL<text:span text:style-name="T1">L</text:span>MV<text:span text:style-name="T2">P</text:span>YP<text:span text:style-name="T1">V</text:span>Y<text:span text:style-name="T1">T</text:span>VVQPVG-- 199</text:p>
      <text:p text:style-name="P2">ArubCCKR <text:s text:c="2"/><text:span text:style-name="T2">Y</text:span>IQ<text:span text:style-name="T2">G</text:span>I<text:span text:style-name="T2">SV</text:span>T<text:span text:style-name="T2">VS</text:span>VWTM<text:span text:style-name="T2">V</text:span><text:span text:style-name="T1">V</text:span>IS<text:span text:style-name="T2">LERY</text:span>H<text:span text:style-name="T1">A</text:span><text:span text:style-name="T2">IC</text:span>N<text:span text:style-name="T2">PL</text:span>SS<text:span text:style-name="T2">R</text:span>V<text:span text:style-name="T2">WQT</text:span>KA<text:span text:style-name="T1">H</text:span><text:span text:style-name="T2">A</text:span>Y<text:span text:style-name="T1">KA</text:span><text:span text:style-name="T2">I</text:span>V<text:span text:style-name="T1">G</text:span>V<text:span text:style-name="T2">W</text:span>M<text:span text:style-name="T1">V</text:span>ALF<text:span text:style-name="T1">L</text:span>NL<text:span text:style-name="T2">P</text:span>AV<text:span text:style-name="T1">I</text:span>F<text:span text:style-name="T1">S</text:span>KLFSFNS- 206</text:p>
      <text:p text:style-name="P2">OvulCCKR <text:s text:c="2"/><text:span text:style-name="T2">Y</text:span>LQ<text:span text:style-name="T2">G</text:span>V<text:span text:style-name="T2">SV</text:span>A<text:span text:style-name="T2">VS</text:span>CFTL<text:span text:style-name="T2">V</text:span><text:span text:style-name="T1">A</text:span>MS<text:span text:style-name="T2">LERY</text:span>F<text:span text:style-name="T1">G</text:span><text:span text:style-name="T2">IC</text:span>Q<text:span text:style-name="T2">PL</text:span>HS<text:span text:style-name="T2">R</text:span>R<text:span text:style-name="T2">WQT</text:span>LS<text:span text:style-name="T1">R</text:span><text:span text:style-name="T2">A</text:span>Y<text:span text:style-name="T1">KI</text:span><text:span text:style-name="T2">I</text:span>T<text:span text:style-name="T1">G</text:span>C<text:span text:style-name="T2">W</text:span>F<text:span text:style-name="T1">L</text:span>AAM<text:span text:style-name="T1">V</text:span>VI<text:span text:style-name="T2">P</text:span>IA<text:span text:style-name="T1">I</text:span>V<text:span text:style-name="T1">T</text:span>RMKSFDK- 191</text:p>
      <text:p text:style-name="P4"/>
      <text:p text:style-name="P2">HsapCCKRA <text:s/>NNQTANM<text:span text:style-name="T2">C</text:span>RFLLPNDVMQQS<text:span text:style-name="T1">W</text:span>HTF<text:span text:style-name="T2">L</text:span>LL<text:span text:style-name="T1">I</text:span>LFL<text:span text:style-name="T1">I</text:span><text:span text:style-name="T2">P</text:span><text:span text:style-name="T1">G</text:span>IV<text:span text:style-name="T2">M</text:span>MVA<text:span text:style-name="T2">YG</text:span>L<text:span text:style-name="T2">I</text:span>SLE<text:span text:style-name="T2">L</text:span>YQ<text:span text:style-name="T2">G</text:span>I<text:span text:style-name="T1">K</text:span>F<text:span text:style-name="T1">E</text:span>ASQKKSAKERKPS-- 256</text:p>
      <text:p text:style-name="P2">HsapCCKRB <text:s/>--PRVLQ<text:span text:style-name="T2">C</text:span>VHRWPSARVRQT<text:span text:style-name="T1">W</text:span>SVL<text:span text:style-name="T2">L</text:span>LL<text:span text:style-name="T1">L</text:span>LFF<text:span text:style-name="T1">I</text:span><text:span text:style-name="T2">P</text:span><text:span text:style-name="T1">G</text:span>VV<text:span text:style-name="T2">M</text:span>AVA<text:span text:style-name="T2">YG</text:span>L<text:span text:style-name="T2">I</text:span>SRE<text:span text:style-name="T2">L</text:span>YL<text:span text:style-name="T2">G</text:span>L<text:span text:style-name="T1">R</text:span>F<text:span text:style-name="T1">D</text:span>GDSDSDSQSRVRNQG 267</text:p>
      <text:p text:style-name="P2">ArubCCKR <text:s text:c="2"/>--GTVFR<text:span text:style-name="T2">C</text:span>DEIWPATLYRTI<text:span text:style-name="T1">Y</text:span>RMC<text:span text:style-name="T2">L</text:span>FV<text:span text:style-name="T1">I</text:span>LMV<text:span text:style-name="T1">A</text:span><text:span text:style-name="T2">P</text:span><text:span text:style-name="T1">L</text:span>FT<text:span text:style-name="T2">M</text:span>LTA<text:span text:style-name="T2">YG</text:span>L<text:span text:style-name="T2">I</text:span>IRE<text:span text:style-name="T2">L</text:span>RR<text:span text:style-name="T2">G</text:span>M<text:span text:style-name="T1">K</text:span>L<text:span text:style-name="T1">E</text:span>QCGADNEKREN---- 270</text:p>
      <text:p text:style-name="P2"><text:soft-page-break/>OvulCCKR <text:s text:c="2"/>--GKTHV<text:span text:style-name="T2">C</text:span>REFWTSKIAEKC<text:span text:style-name="T1">Y</text:span>TVF<text:span text:style-name="T2">L</text:span>DM<text:span text:style-name="T1">A</text:span>FLL<text:span text:style-name="T1">I</text:span><text:span text:style-name="T2">P</text:span><text:span text:style-name="T1">V</text:span>II<text:span text:style-name="T2">M</text:span>SGS<text:span text:style-name="T2">YG</text:span>S<text:span text:style-name="T2">I</text:span>MWT<text:span text:style-name="T2">L</text:span>WM<text:span text:style-name="T2">G</text:span>I<text:span text:style-name="T1">K</text:span>M<text:span text:style-name="T1">D</text:span>KKMQDGENQRNQP-- 257</text:p>
      <text:p text:style-name="P4"/>
      <text:p text:style-name="P2">HsapCCKRA <text:s/>-------------TTSS<text:span text:style-name="T1">G</text:span>KYEDSD<text:span text:style-name="T1">G</text:span>CY<text:span text:style-name="T1">L</text:span>QKTRPPRKLELRQLSTGSSSRANRIRSNSSAANLM<text:span text:style-name="T2">AKKRV</text:span><text:span text:style-name="T1">IR</text:span> 313</text:p>
      <text:p text:style-name="P2">HsapCCKRB <text:s/>GLPGAVHQNGRCRPETG<text:span text:style-name="T1">A</text:span>VGEDSD<text:span text:style-name="T1">G</text:span>CY<text:span text:style-name="T1">V</text:span>QLPRSRPALELTALTAPGPGSGSRP----TQAKLL<text:span text:style-name="T2">AKKRV</text:span><text:span text:style-name="T1">VR</text:span> 333</text:p>
      <text:p text:style-name="P2">ArubCCKR <text:s text:c="2"/>-----------------<text:span text:style-name="T1">G</text:span>IAMKNM<text:span text:style-name="T1">G</text:span>DE<text:span text:style-name="T1">A</text:span>SCSLNEKK----TKKSDKKPAQATMRSTSTSG---<text:span text:style-name="T2">AKKRV</text:span><text:span text:style-name="T1">VK</text:span> 316</text:p>
      <text:p text:style-name="P2">OvulCCKR <text:s text:c="2"/>-----------------<text:span text:style-name="T1">G</text:span>NSMRMC<text:span text:style-name="T1">V</text:span>FE<text:span text:style-name="T1">G</text:span>SPSRNSENRPIVTPKRRRYDLQSGVRQSNLDRNVA<text:span text:style-name="T2">AKKRV</text:span><text:span text:style-name="T1">IK</text:span> 310</text:p>
      <text:p text:style-name="P4"/>
      <text:p text:style-name="P2">HsapCCKRA <text:s/><text:span text:style-name="T2">ML</text:span><text:span text:style-name="T1">I</text:span><text:span text:style-name="T2">V</text:span><text:span text:style-name="T1">I</text:span><text:span text:style-name="T2">V</text:span><text:span text:style-name="T1">V</text:span>L<text:span text:style-name="T2">FF</text:span><text:span text:style-name="T1">L</text:span><text:span text:style-name="T2">CW</text:span>M<text:span text:style-name="T2">P</text:span>I<text:span text:style-name="T1">F</text:span>S<text:span text:style-name="T1">AN</text:span>A<text:span text:style-name="T2">W</text:span>RAYDTAS<text:span text:style-name="T2">A</text:span>ERRLSGTP<text:span text:style-name="T1">I</text:span>SFIL<text:span text:style-name="T2">L</text:span>L<text:span text:style-name="T1">S</text:span><text:span text:style-name="T2">Y</text:span>T<text:span text:style-name="T2">S</text:span>S<text:span text:style-name="T2">C</text:span>V<text:span text:style-name="T2">NP</text:span><text:span text:style-name="T1">I</text:span>I<text:span text:style-name="T2">YCFM</text:span>N<text:span text:style-name="T1">KR</text:span><text:span text:style-name="T2">FR</text:span>LGFMA 383</text:p>
      <text:p text:style-name="P2">HsapCCKRB <text:s/><text:span text:style-name="T2">ML</text:span><text:span text:style-name="T1">L</text:span><text:span text:style-name="T2">V</text:span><text:span text:style-name="T1">I</text:span><text:span text:style-name="T2">V</text:span><text:span text:style-name="T1">V</text:span>L<text:span text:style-name="T2">FF</text:span><text:span text:style-name="T1">L</text:span><text:span text:style-name="T2">CW</text:span>L<text:span text:style-name="T2">P</text:span>V<text:span text:style-name="T1">Y</text:span>S<text:span text:style-name="T1">AN</text:span>T<text:span text:style-name="T2">W</text:span>RAFDGPG<text:span text:style-name="T2">A</text:span>HRALSGAP<text:span text:style-name="T1">I</text:span>SFIH<text:span text:style-name="T2">L</text:span>L<text:span text:style-name="T1">S</text:span><text:span text:style-name="T2">Y</text:span>A<text:span text:style-name="T2">S</text:span>A<text:span text:style-name="T2">C</text:span>V<text:span text:style-name="T2">NP</text:span><text:span text:style-name="T1">L</text:span>V<text:span text:style-name="T2">YCFM</text:span>H<text:span text:style-name="T1">RR</text:span><text:span text:style-name="T2">FR</text:span>QACLE 403</text:p>
      <text:p text:style-name="P2">ArubCCKR <text:s text:c="2"/><text:span text:style-name="T2">ML</text:span><text:span text:style-name="T1">I</text:span><text:span text:style-name="T2">V</text:span><text:span text:style-name="T1">I</text:span><text:span text:style-name="T2">V</text:span><text:span text:style-name="T1">A</text:span>L<text:span text:style-name="T2">FF</text:span><text:span text:style-name="T1">V</text:span><text:span text:style-name="T2">CW</text:span>T<text:span text:style-name="T2">P</text:span>S<text:span text:style-name="T1">W</text:span>V<text:span text:style-name="T1">GN</text:span>I<text:span text:style-name="T2">W</text:span>IMISEKS<text:span text:style-name="T2">A</text:span>SEHFGRAE<text:span text:style-name="T1">V</text:span>TIFK<text:span text:style-name="T2">L</text:span>M<text:span text:style-name="T1">T</text:span><text:span text:style-name="T2">Y</text:span>A<text:span text:style-name="T2">S</text:span>A<text:span text:style-name="T2">C</text:span>V<text:span text:style-name="T2">NP</text:span><text:span text:style-name="T1">I</text:span>V<text:span text:style-name="T2">YCFM</text:span>N<text:span text:style-name="T1">KR</text:span><text:span text:style-name="T2">FR</text:span>QGFLN 386</text:p>
      <text:p text:style-name="P2">OvulCCKR <text:s text:c="2"/><text:span text:style-name="T2">ML</text:span><text:span text:style-name="T1">A</text:span><text:span text:style-name="T2">V</text:span><text:span text:style-name="T1">V</text:span><text:span text:style-name="T2">V</text:span><text:span text:style-name="T1">L</text:span>E<text:span text:style-name="T2">FF</text:span><text:span text:style-name="T1">V</text:span><text:span text:style-name="T2">CW</text:span>T<text:span text:style-name="T2">P</text:span>L<text:span text:style-name="T1">F</text:span>F<text:span text:style-name="T1">AQ</text:span>T<text:span text:style-name="T2">W</text:span>LAFDART<text:span text:style-name="T2">A</text:span>HSHISPVG<text:span text:style-name="T1">L</text:span>AFIH<text:span text:style-name="T2">L</text:span>L<text:span text:style-name="T1">S</text:span><text:span text:style-name="T2">Y</text:span>V<text:span text:style-name="T2">S</text:span>S<text:span text:style-name="T2">C</text:span>C<text:span text:style-name="T2">NP</text:span><text:span text:style-name="T1">I</text:span>T<text:span text:style-name="T2">YCFM</text:span>N<text:span text:style-name="T1">RK</text:span><text:span text:style-name="T2">FR</text:span>ESFLG 380</text:p>
      <text:p text:style-name="P4"/>
      <text:p text:style-name="P2">HsapCCKRA <text:s/>TFPCCPNPGPPGARGEVGE<text:span text:style-name="T1">E</text:span>EEGGT<text:span text:style-name="T1">T</text:span>GASLSRFS-----------------------Y<text:span text:style-name="T1">S</text:span>HMSASVPPQ 428</text:p>
      <text:p text:style-name="P2">HsapCCKRB <text:s/>TCARCCPRPPRARPRALPD<text:span text:style-name="T1">E</text:span>DPPTP<text:span text:style-name="T1">S</text:span>IASLSRLS-----------------------Y<text:span text:style-name="T1">T</text:span>TISTLGPG- 447</text:p>
      <text:p text:style-name="P2">ArubCCKR <text:s text:c="2"/>AFSCGRR-GRAGDRATASG<text:span text:style-name="T1">D</text:span>VSRFQ<text:span text:style-name="T1">S</text:span>TRRTNVPR------------------PSPTNY<text:span text:style-name="T1">T</text:span>NVSSDSSV- 434</text:p>
      <text:p text:style-name="P11">OvulCCKR <text:s text:c="2"/>AFCCRRRRSQAPDIAQSTS<text:span text:style-name="T1">Q</text:span>IRQGE<text:span text:style-name="T1">S</text:span>IATVNASLNSIRIQFEPPLKHLQEMKPNFSNI<text:span text:style-name="T1">T</text:span>ESDDTSDS- 447</text:p>
      <text:p text:style-name="P9"/>
      <text:p text:style-name="P10"/>
      <text:p text:style-name="P10"/>
      <text:p text:style-name="P10"/>
      <text:p text:style-name="P10"><text:bookmark-end text:name="__DdeLink__104_3642670244"/></text:p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4-09-30T18:35:02.427828730</meta:creation-date>
    <dc:date>2024-10-23T12:40:20.393958261</dc:date>
    <meta:editing-duration>PT36M51S</meta:editing-duration>
    <meta:editing-cycles>3</meta:editing-cycles>
    <meta:generator>LibreOffice/6.4.7.2$Linux_X86_64 LibreOffice_project/40$Build-2</meta:generator>
    <meta:document-statistic meta:table-count="2" meta:image-count="0" meta:object-count="0" meta:page-count="3" meta:paragraph-count="122" meta:word-count="396" meta:character-count="6327" meta:non-whitespace-character-count="5988"/>
  </office:meta>
</office:document-meta>
</file>